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DejaVu Sans Mono" fo:font-size="9pt"/>
    </style:style>
    <style:style style:name="P5" style:family="paragraph" style:parent-style-name="Preformatted_20_Text">
      <style:text-properties fo:color="#000000" style:font-name="DejaVu Sans Mono" fo:font-size="9pt" officeooo:paragraph-rsid="000a6385"/>
    </style:style>
    <style:style style:name="T1" style:family="text">
      <style:text-properties fo:color="#0000ff"/>
    </style:style>
    <style:style style:name="T2" style:family="text">
      <style:text-properties fo:color="#0000ff" style:font-name="DejaVu Sans Mono" fo:font-size="9pt"/>
    </style:style>
    <style:style style:name="T3" style:family="text">
      <style:text-properties fo:color="#0000ff" officeooo:rsid="000c04f1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fo:font-weight="bold" officeooo:rsid="000c04f1"/>
    </style:style>
    <style:style style:name="T7" style:family="text">
      <style:text-properties fo:color="#000080" style:font-name="DejaVu Sans Mono" fo:font-size="9pt"/>
    </style:style>
    <style:style style:name="T8" style:family="text">
      <style:text-properties fo:color="#000080" style:font-name="DejaVu Sans Mono" fo:font-size="9pt" fo:font-weight="bold"/>
    </style:style>
    <style:style style:name="T9" style:family="text">
      <style:text-properties fo:color="#000080" officeooo:rsid="000c04f1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background-color="#e4e4ff" loext:char-shading-value="0"/>
    </style:style>
    <style:style style:name="T12" style:family="text">
      <style:text-properties style:font-name="DejaVu Sans Mono" fo:font-size="9pt" fo:background-color="#ffe4ff" loext:char-shading-value="0"/>
    </style:style>
    <style:style style:name="T13" style:family="text">
      <style:text-properties style:font-name="DejaVu Sans Mono" fo:font-size="9pt" officeooo:rsid="000c04f1"/>
    </style:style>
    <style:style style:name="T14" style:family="text">
      <style:text-properties fo:color="#008080" style:font-name="DejaVu Sans Mono" fo:font-size="9pt" fo:font-weight="bold"/>
    </style:style>
    <style:style style:name="T15" style:family="text">
      <style:text-properties fo:color="#008080" style:font-name-asian="DejaVu Sans" style:font-size-asian="9pt" style:font-weight-asian="bold"/>
    </style:style>
    <style:style style:name="T16" style:family="text">
      <style:text-properties fo:color="#008080" style:font-name-asian="DejaVu Sans Mono" style:font-size-asian="9pt"/>
    </style:style>
    <style:style style:name="T17" style:family="text">
      <style:text-properties fo:color="#008080" fo:font-weight="bold"/>
    </style:style>
    <style:style style:name="T18" style:family="text">
      <style:text-properties fo:color="#008080" fo:font-weight="bold" officeooo:rsid="000c04f1"/>
    </style:style>
    <style:style style:name="T19" style:family="text">
      <style:text-properties fo:color="#660099" style:font-name="DejaVu Sans Mono" fo:font-size="9pt"/>
    </style:style>
    <style:style style:name="T20" style:family="text">
      <style:text-properties officeooo:rsid="000a6385"/>
    </style:style>
    <style:style style:name="T21" style:family="text">
      <style:text-properties officeooo:rsid="000b0ac8"/>
    </style:style>
    <style:style style:name="T22" style:family="text">
      <style:text-properties fo:background-color="#ffe4ff" loext:char-shading-value="0"/>
    </style:style>
    <style:style style:name="T23" style:family="text">
      <style:text-properties officeooo:rsid="000c04f1" fo:background-color="#ffe4ff" loext:char-shading-value="0"/>
    </style:style>
    <style:style style:name="T24" style:family="text">
      <style:text-properties fo:background-color="#e4e4ff" loext:char-shading-value="0"/>
    </style:style>
    <style:style style:name="T25" style:family="text">
      <style:text-properties officeooo:rsid="000c04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와일 <text:span text:style-name="T20">loop으로 별 10개 10줄</text:span></text:p>
      <text:p text:style-name="P5"><text:span text:style-name="T20"><text:s/></text:span></text:p>
      <text:p text:style-name="P4">i=<text:span text:style-name="T1">0</text:span></text:p>
      <text:p text:style-name="P4"><text:span text:style-name="T5">while </text:span>(i&lt;<text:span text:style-name="T1">10</text:span>):</text:p>
      <text:p text:style-name="P3"><text:s text:c="4"/><text:span text:style-name="T10">j=</text:span><text:span text:style-name="T2">0</text:span></text:p>
      <text:p text:style-name="P3"><text:span text:style-name="T1"><text:s text:c="4"/></text:span><text:span text:style-name="T8">while</text:span><text:span text:style-name="T10">(j&lt;</text:span><text:span text:style-name="T2">10</text:span><text:span text:style-name="T10">):</text:span></text:p>
      <text:p text:style-name="P3"><text:s text:c="8"/><text:span text:style-name="T7">print</text:span><text:span text:style-name="T10">(</text:span><text:span text:style-name="T14">'*'</text:span><text:span text:style-name="T10">, </text:span><text:span text:style-name="T19">end</text:span><text:span text:style-name="T10">=</text:span><text:span text:style-name="T14">''</text:span><text:span text:style-name="T10">)</text:span></text:p>
      <text:p text:style-name="P3"><text:s text:c="8"/><text:span text:style-name="T10">j=j+</text:span><text:span text:style-name="T2">1</text:span></text:p>
      <text:p text:style-name="P3"><text:span text:style-name="T1"><text:s text:c="4"/></text:span><text:span text:style-name="T7">print</text:span><text:span text:style-name="T10">()</text:span></text:p>
      <text:p text:style-name="P1"><text:s text:c="4"/><text:span text:style-name="T10">i=i+</text:span><text:span text:style-name="T2">1</text:span></text:p>
      <text:p text:style-name="Standard">---소수판별기 + 걸린시</text:p>
      <text:p text:style-name="Standard"/>
      <text:p text:style-name="P4"><text:span text:style-name="T5">import </text:span>time</text:p>
      <text:p text:style-name="P4"><text:span text:style-name="T5">import </text:span>math</text:p>
      <text:p text:style-name="P3"><text:span text:style-name="T10">n = </text:span><text:span text:style-name="T7">int</text:span><text:span text:style-name="T10">(</text:span><text:span text:style-name="T7">input</text:span><text:span text:style-name="T10">(</text:span><text:span text:style-name="T14">"</text:span><text:span text:style-name="T15">자연수</text:span><text:span text:style-name="T16"> </text:span><text:span text:style-name="T14">&gt;"</text:span><text:span text:style-name="T10">))</text:span></text:p>
      <text:p text:style-name="P4">start_time = time.time()</text:p>
      <text:p text:style-name="P4"><text:span text:style-name="T5">for </text:span>i <text:span text:style-name="T5">in </text:span><text:span text:style-name="T4">range</text:span>(<text:span text:style-name="T1">2</text:span>,<text:span text:style-name="T4">int</text:span>(math.sqrt(n)) + <text:span text:style-name="T1">1</text:span>):</text:p>
      <text:p text:style-name="P3"><text:s text:c="4"/><text:span text:style-name="T8">if </text:span><text:span text:style-name="T10">n % i <text:s/>== </text:span><text:span text:style-name="T2">0 </text:span><text:span text:style-name="T10">:</text:span></text:p>
      <text:p text:style-name="P3"><text:s text:c="8"/><text:span text:style-name="T7">print</text:span><text:span text:style-name="T10">(</text:span><text:span text:style-name="T14">"{N}</text:span><text:span text:style-name="T15">은</text:span><text:span text:style-name="T16"> </text:span><text:span text:style-name="T14">{I}</text:span><text:span text:style-name="T15">로 나누어 떨어집니다</text:span><text:span text:style-name="T14">!"</text:span><text:span text:style-name="T10">.format(</text:span><text:span text:style-name="T19">N</text:span><text:span text:style-name="T10">=n, </text:span><text:span text:style-name="T19">I</text:span><text:span text:style-name="T10">=i))</text:span></text:p>
      <text:p text:style-name="P3"><text:s text:c="8"/><text:span text:style-name="T8">break</text:span></text:p>
      <text:p text:style-name="P4"><text:span text:style-name="T5">else </text:span>:</text:p>
      <text:p text:style-name="P3"><text:s text:c="4"/><text:span text:style-name="T7">print</text:span><text:span text:style-name="T10">(</text:span><text:span text:style-name="T14">"{N}</text:span><text:span text:style-name="T15">은 소수입니다</text:span><text:span text:style-name="T14">!"</text:span><text:span text:style-name="T10">.format(</text:span><text:span text:style-name="T19">N</text:span><text:span text:style-name="T10">=n))</text:span></text:p>
      <text:p text:style-name="P1"><text:span text:style-name="T7">print</text:span><text:span text:style-name="T10">(</text:span><text:span text:style-name="T14">"</text:span><text:span text:style-name="T15">걸린시간</text:span><text:span text:style-name="T16"> </text:span><text:span text:style-name="T14">:"</text:span><text:span text:style-name="T10">, time.time() - start_time)</text:span></text:p>
      <text:p text:style-name="Standard"/>
      <text:p text:style-name="Standard"/>
      <text:p text:style-name="Standard">-----10초동안 더하기 반복</text:p>
      <text:p text:style-name="Standard"/>
      <text:p text:style-name="P4"><text:span text:style-name="T5">import </text:span>time</text:p>
      <text:p text:style-name="P4">n = <text:span text:style-name="T1">10</text:span></text:p>
      <text:p text:style-name="P4">cnt = <text:span text:style-name="T1">0</text:span></text:p>
      <text:p text:style-name="P4">target_time = time.time() + n</text:p>
      <text:p text:style-name="P4"><text:span text:style-name="T5">while </text:span>time.time() &lt; target_time :</text:p>
      <text:p text:style-name="P3"><text:s text:c="4"/><text:span text:style-name="T10">cnt +=</text:span><text:span text:style-name="T2">1</text:span></text:p>
      <text:p text:style-name="P1"><text:span text:style-name="T7">print </text:span><text:span text:style-name="T10">(</text:span><text:span text:style-name="T14">"{N}</text:span><text:span text:style-name="T15">초 동안</text:span><text:span text:style-name="T16"> </text:span><text:span text:style-name="T14">{CNT}</text:span><text:span text:style-name="T15">만큼 반복하였습니다</text:span><text:span text:style-name="T14">."</text:span><text:span text:style-name="T10">.format(</text:span><text:span text:style-name="T19">N</text:span><text:span text:style-name="T10">=n, </text:span><text:span text:style-name="T19">CNT</text:span><text:span text:style-name="T10">=cnt))</text:span></text:p>
      <text:p text:style-name="Standard"/>
      <text:p text:style-name="Standard"/>
      <text:p text:style-name="Standard">----파이썬만의 기능 <text:span text:style-name="T21">ab체인지</text:span></text:p>
      <text:p text:style-name="P4"><text:span text:style-name="T22">a</text:span>=<text:span text:style-name="T4">int</text:span>(<text:span text:style-name="T4">input</text:span>(<text:span text:style-name="T17">'a:'</text:span>))</text:p>
      <text:p text:style-name="P4">b=<text:span text:style-name="T4">int</text:span>(<text:span text:style-name="T4">input</text:span>(<text:span text:style-name="T17">'b:'</text:span>))</text:p>
      <text:p text:style-name="P4"><text:span text:style-name="T22">a</text:span>,b = b,<text:span text:style-name="T24">a</text:span></text:p>
      <text:p text:style-name="P4"><text:span text:style-name="T4">print</text:span>(<text:span text:style-name="T24">a</text:span>)</text:p>
      <text:p text:style-name="P2"><text:span text:style-name="T4">print</text:span>(b)</text:p>
      <text:p text:style-name="Standard"/>
      <text:p text:style-name="Standard">-----별 거꾸로</text:p>
      <text:p text:style-name="P4"><text:span text:style-name="T22">n</text:span>= <text:span text:style-name="T4">int</text:span>(<text:span text:style-name="T4">input</text:span>(<text:span text:style-name="T17">"n:"</text:span>))</text:p>
      <text:p text:style-name="P4"><text:span text:style-name="T5">for </text:span>i <text:span text:style-name="T5">in </text:span><text:span text:style-name="T4">range </text:span>(<text:span text:style-name="T1">0</text:span>,<text:span text:style-name="T24">n</text:span>) :</text:p>
      <text:p text:style-name="P1"><text:s text:c="4"/><text:span text:style-name="T7">print </text:span><text:span text:style-name="T10">(</text:span><text:span text:style-name="T14">" "</text:span><text:span text:style-name="T10">*i+</text:span><text:span text:style-name="T14">"*"</text:span><text:span text:style-name="T10">*(</text:span><text:span text:style-name="T11">n</text:span><text:span text:style-name="T10">-i))</text:span></text:p>
      <text:p text:style-name="Standard"/>
      <text:p text:style-name="Standard">-----그냥 별</text:p>
      <text:p text:style-name="P4"><text:span text:style-name="T22">n</text:span>=<text:span text:style-name="T4">int</text:span>(<text:span text:style-name="T4">input</text:span>(<text:span text:style-name="T17">"n:"</text:span>))</text:p>
      <text:p text:style-name="P4"><text:span text:style-name="T5">for </text:span>i <text:span text:style-name="T5">in </text:span><text:span text:style-name="T4">range</text:span>(<text:span text:style-name="T1">1</text:span>,<text:span text:style-name="T24">n</text:span>+<text:span text:style-name="T1">1</text:span>) :</text:p>
      <text:p text:style-name="P3"><text:s text:c="4"/><text:span text:style-name="T8">for </text:span><text:span text:style-name="T10">j </text:span><text:span text:style-name="T8">in </text:span><text:span text:style-name="T7">range</text:span><text:span text:style-name="T10">(i) :</text:span></text:p>
      <text:p text:style-name="P3"><text:s text:c="8"/><text:span text:style-name="T7">print</text:span><text:span text:style-name="T10">(</text:span><text:span text:style-name="T14">'*'</text:span><text:span text:style-name="T10">, </text:span><text:span text:style-name="T19">end</text:span><text:span text:style-name="T10">=</text:span><text:span text:style-name="T14">''</text:span><text:span text:style-name="T10">)</text:span></text:p>
      <text:p text:style-name="P1"><text:s text:c="4"/><text:span text:style-name="T7">print</text:span><text:span text:style-name="T10">()</text:span></text:p>
      <text:p text:style-name="Standard"><text:soft-page-break/>---<text:span text:style-name="T25">while loops으로 19단 출력</text:span></text:p>
      <text:p text:style-name="P4"><text:span text:style-name="T22">i</text:span>=<text:span text:style-name="T1">1</text:span></text:p>
      <text:p text:style-name="P4"><text:span text:style-name="T5">while </text:span>(<text:span text:style-name="T24">i</text:span>&lt;<text:span text:style-name="T1">20</text:span>):</text:p>
      <text:p text:style-name="P3"><text:s text:c="4"/><text:span text:style-name="T10">multiplier = </text:span><text:span text:style-name="T2">1</text:span></text:p>
      <text:p text:style-name="P3"><text:span text:style-name="T1"><text:s text:c="4"/></text:span><text:span text:style-name="T8">while </text:span><text:span text:style-name="T10">(multiplier &lt;</text:span><text:span text:style-name="T2">20</text:span><text:span text:style-name="T10">) :</text:span></text:p>
      <text:p text:style-name="P3"><text:s text:c="8"/><text:span text:style-name="T7">print </text:span><text:span text:style-name="T10">(</text:span><text:span text:style-name="T11">i</text:span><text:span text:style-name="T10">, </text:span><text:span text:style-name="T14">"x"</text:span><text:span text:style-name="T10">, multiplier, </text:span><text:span text:style-name="T14">"="</text:span><text:span text:style-name="T10">, </text:span><text:span text:style-name="T11">i</text:span><text:span text:style-name="T10">*multiplier)</text:span></text:p>
      <text:p text:style-name="P3"><text:s text:c="8"/><text:span text:style-name="T10">multiplier=multiplier+</text:span><text:span text:style-name="T2">1</text:span></text:p>
      <text:p text:style-name="P3"><text:span text:style-name="T1"><text:s text:c="4"/></text:span><text:span text:style-name="T12">i</text:span><text:span text:style-name="T10">=</text:span><text:span text:style-name="T11">i</text:span><text:span text:style-name="T10">+</text:span><text:span text:style-name="T2">1</text:span></text:p>
      <text:p text:style-name="P1"><text:span text:style-name="T1"><text:s text:c="4"/></text:span><text:span text:style-name="T7">print</text:span><text:span text:style-name="T10">()</text:span></text:p>
      <text:p text:style-name="P1"><text:span text:style-name="T10"/></text:p>
      <text:p text:style-name="P1"><text:span text:style-name="T10"/></text:p>
      <text:p text:style-name="P1"><text:span text:style-name="T10">----</text:span><text:span text:style-name="T13">for loops으로 19단 출력</text:span></text:p>
      <text:p text:style-name="P2"><text:span text:style-name="T6">for </text:span><text:span text:style-name="T25">i </text:span><text:span text:style-name="T6">in </text:span><text:span text:style-name="T9">range </text:span><text:span text:style-name="T25">(</text:span><text:span text:style-name="T3">2</text:span><text:span text:style-name="T25">,</text:span><text:span text:style-name="T3">20</text:span><text:span text:style-name="T25">) :</text:span></text:p>
      <text:p text:style-name="P3"><text:s text:c="4"/><text:span text:style-name="T8">for </text:span><text:span text:style-name="T10">multiplier </text:span><text:span text:style-name="T8">in </text:span><text:span text:style-name="T7">range</text:span><text:span text:style-name="T10">(</text:span><text:span text:style-name="T2">1</text:span><text:span text:style-name="T10">,</text:span><text:span text:style-name="T2">20</text:span><text:span text:style-name="T10">) :</text:span></text:p>
      <text:p text:style-name="P3"><text:s text:c="8"/><text:span text:style-name="T7">print </text:span><text:span text:style-name="T10">(i, </text:span><text:span text:style-name="T14">"x"</text:span><text:span text:style-name="T10">, multiplier, </text:span><text:span text:style-name="T14">"="</text:span><text:span text:style-name="T10">, i*multiplier)</text:span></text:p>
      <text:p text:style-name="P1"><text:s text:c="4"/><text:span text:style-name="T7">print</text:span><text:span text:style-name="T10">(</text:span><text:span text:style-name="T14">""</text:span><text:span text:style-name="T10">)</text:span></text:p>
      <text:p text:style-name="P1"><text:span text:style-name="T13"/></text:p>
      <text:p text:style-name="P1"><text:span text:style-name="T13"/></text:p>
      <text:p text:style-name="P1"><text:span text:style-name="T13">------npr출력 ******오류 있음!!! 2로 안나뉘는듯 수정해야 할거 같음!</text:span></text:p>
      <text:p text:style-name="P2"><text:span text:style-name="T23">n</text:span><text:span text:style-name="T25"> = </text:span><text:span text:style-name="T9">int</text:span><text:span text:style-name="T25">(</text:span><text:span text:style-name="T9">input</text:span><text:span text:style-name="T25">(</text:span><text:span text:style-name="T18">"n : "</text:span><text:span text:style-name="T25">))</text:span></text:p>
      <text:p text:style-name="P4">r = <text:span text:style-name="T4">int</text:span>(<text:span text:style-name="T4">input</text:span>(<text:span text:style-name="T17">"r : "</text:span>))</text:p>
      <text:p text:style-name="P4">n_fact=<text:span text:style-name="T1">1</text:span></text:p>
      <text:p text:style-name="P4"><text:span text:style-name="T5">for </text:span>i <text:span text:style-name="T5">in </text:span><text:span text:style-name="T4">range</text:span>(<text:span text:style-name="T1">1</text:span>,<text:span text:style-name="T24">n</text:span>+<text:span text:style-name="T1">1</text:span>) :</text:p>
      <text:p text:style-name="P3"><text:s text:c="4"/><text:span text:style-name="T10">n_fact = n_fact*i</text:span></text:p>
      <text:p text:style-name="P4">n_r_fact=<text:span text:style-name="T1">1</text:span></text:p>
      <text:p text:style-name="P4"><text:span text:style-name="T5">for </text:span>i <text:span text:style-name="T5">in </text:span><text:span text:style-name="T4">range</text:span>(<text:span text:style-name="T1">1</text:span>,<text:span text:style-name="T24">n</text:span>-r+<text:span text:style-name="T1">1</text:span>) :</text:p>
      <text:p text:style-name="P3"><text:s text:c="4"/><text:span text:style-name="T10">n_r_fact=n_r_fact*i</text:span></text:p>
      <text:p text:style-name="P2"><text:span text:style-name="T4">print</text:span>(<text:span text:style-name="T4">int</text:span>(n_fact/n_r_fact))</text:p>
      <text:p text:style-name="P2"/>
      <text:p text:style-name="P1"><text:span text:style-name="T10">------별 가운데 배열로 나오기 &gt;&gt;&gt; 이거 작년 중간시험 난이도 중! 직접 실습 해보기!</text:span></text:p>
      <text:p text:style-name="P2">n=<text:span text:style-name="T4">int</text:span>(<text:span text:style-name="T4">input</text:span>(<text:span text:style-name="T17">"n:"</text:span>))</text:p>
      <text:p text:style-name="P4"><text:span text:style-name="T5">for </text:span>i <text:span text:style-name="T5">in </text:span><text:span text:style-name="T4">range</text:span>(<text:span text:style-name="T1">1</text:span>,n+<text:span text:style-name="T1">1</text:span>):</text:p>
      <text:p text:style-name="P3"><text:s text:c="4"/><text:span text:style-name="T8">for </text:span><text:span text:style-name="T10">j </text:span><text:span text:style-name="T8">in </text:span><text:span text:style-name="T7">range</text:span><text:span text:style-name="T10">(n-i):</text:span></text:p>
      <text:p text:style-name="P3"><text:s text:c="8"/><text:span text:style-name="T7">print</text:span><text:span text:style-name="T10">(</text:span><text:span text:style-name="T14">' '</text:span><text:span text:style-name="T10">, </text:span><text:span text:style-name="T19">end</text:span><text:span text:style-name="T10">=</text:span><text:span text:style-name="T14">''</text:span><text:span text:style-name="T10">)</text:span></text:p>
      <text:p text:style-name="P3"><text:s text:c="4"/><text:span text:style-name="T8">for </text:span><text:span text:style-name="T10">j </text:span><text:span text:style-name="T8">in </text:span><text:span text:style-name="T7">range</text:span><text:span text:style-name="T10">(i*</text:span><text:span text:style-name="T2">2</text:span><text:span text:style-name="T10">-</text:span><text:span text:style-name="T2">1</text:span><text:span text:style-name="T10">):</text:span></text:p>
      <text:p text:style-name="P3"><text:s text:c="8"/><text:span text:style-name="T7">print</text:span><text:span text:style-name="T10">(</text:span><text:span text:style-name="T14">'*'</text:span><text:span text:style-name="T10">, </text:span><text:span text:style-name="T19">end</text:span><text:span text:style-name="T10">=</text:span><text:span text:style-name="T14">''</text:span><text:span text:style-name="T10">)</text:span></text:p>
      <text:p text:style-name="P1"><text:s text:c="4"/><text:span text:style-name="T7">print</text:span><text:span text:style-name="T10">()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oft-page-break/><text:span text:style-name="T10">--------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07:56.404344872</meta:creation-date>
    <dc:date>2019-04-03T09:08:37.963369844</dc:date>
    <meta:editing-duration>PT7M4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353" meta:character-count="1626" meta:non-whitespace-character-count="1300"/>
  </office:meta>
</office:document-meta>
</file>